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f73d" officeooo:paragraph-rsid="0015f73d"/>
    </style:style>
    <style:style style:name="P2" style:family="paragraph" style:parent-style-name="Standard">
      <style:text-properties officeooo:rsid="0019ec79" officeooo:paragraph-rsid="0019ec79"/>
    </style:style>
    <style:style style:name="P3" style:family="paragraph" style:parent-style-name="Standard">
      <style:text-properties fo:font-weight="bold" officeooo:rsid="0015f73d" officeooo:paragraph-rsid="0015f73d" style:font-weight-asian="bold" style:font-weight-complex="bold"/>
    </style:style>
    <style:style style:name="T1" style:family="text">
      <style:text-properties officeooo:rsid="00186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MetaController Algorithm</text:p>
      <text:p text:style-name="P1"/>
      <text:p text:style-name="P2">import torch.multiprocessing as mp</text:p>
      <text:p text:style-name="P1"/>
      <text:p text:style-name="P1">if __name__ == ‘__main__’:</text:p>
      <text:p text:style-name="P1"><text:s text:c="5"/>shared_model = ActorCritic(num_inputs, num_outputs)</text:p>
      <text:p text:style-name="P1"><text:s text:c="5"/>shared_model.share_memory()</text:p>
      <text:p text:style-name="P1"/>
      <text:p text:style-name="P1"><text:s text:c="5"/>processes = []</text:p>
      <text:p text:style-name="P1"><text:s text:c="5"/><text:span text:style-name="T1">for rank in range(n_train_processes + 1):</text:span></text:p>
      <text:p text:style-name="P1"><text:s text:c="10"/><text:span text:style-name="T1">if rank == 0:</text:span></text:p>
      <text:p text:style-name="P1"><text:s text:c="15"/><text:span text:style-name="T1">p = mp.Process(target = test, args = (shared_model,))</text:span></text:p>
      <text:p text:style-name="P1"><text:s text:c="10"/><text:span text:style-name="T1">else:</text:span></text:p>
      <text:p text:style-name="P1"><text:s text:c="15"/><text:span text:style-name="T1">p = mp.Process(target = train, args = (shared_model, rank, ))</text:span></text:p>
      <text:p text:style-name="P1"><text:s text:c="10"/><text:span text:style-name="T1">p.start()</text:span></text:p>
      <text:p text:style-name="P1"><text:s text:c="10"/><text:span text:style-name="T1">processes.append(p)</text:span></text:p>
      <text:p text:style-name="P1"><text:s text:c="6"/><text:span text:style-name="T1">for p in processes:</text:span></text:p>
      <text:p text:style-name="P1"><text:s text:c="10"/><text:span text:style-name="T1">p.join()<text:line-break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9:35:47.109903373</meta:creation-date>
    <dc:date>2021-02-04T20:03:07.042024407</dc:date>
    <meta:editing-duration>PT17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54" meta:character-count="513" meta:non-whitespace-character-count="367"/>
  </office:meta>
</office:document-meta>
</file>